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Proxy.applyWebProxySett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tProxy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ProxyHost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getProx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SocksProxy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legacyResetProxySettingsC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tProxy.setProxy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SocksProxy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getProxy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